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b78e" officeooo:paragraph-rsid="0015b7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1">a. Software developer</text:p>
      <text:p text:style-name="P1">b. helpdesk supervisor</text:p>
      <text:p text:style-name="P1">c. project manager</text:p>
      <text:p text:style-name="P1">d. support technician</text:p>
      <text:p text:style-name="P1">e. database administrator</text:p>
      <text:p text:style-name="P1">f. systems analyst</text:p>
      <text:p text:style-name="P1"/>
      <text:p text:style-name="P1">3.</text:p>
      <text:p text:style-name="P1">a. supervise a team of tecnical</text:p>
      <text:p text:style-name="P1">b. have a great job</text:p>
      <text:p text:style-name="P1">c. be responsable</text:p>
      <text:p text:style-name="P1">d. look often all computers</text:p>
      <text:p text:style-name="P1">e. install software</text:p>
      <text:p text:style-name="P1">f. diagnose the problem</text:p>
      <text:p text:style-name="P1">g. design database</text:p>
      <text:p text:style-name="P1">h. maintain then</text:p>
      <text:p text:style-name="P1">i. write spesifications for software</text:p>
      <text:p text:style-name="P1"/>
      <text:p text:style-name="P1">8.</text:p>
      <text:p text:style-name="P1">Support technician</text:p>
      <text:p text:style-name="P1"/>
      <text:p text:style-name="P1">2.</text:p>
      <text:p text:style-name="P1">a. Provider, suppliers</text:p>
      <text:p text:style-name="P1">b. Manufactures</text:p>
      <text:p text:style-name="P1">c. Facilities</text:p>
      <text:p text:style-name="P1">d. Products</text:p>
      <text:p text:style-name="P1">e. CloudComputing</text:p>
      <text:p text:style-name="P1">f. Clients</text:p>
      <text:p text:style-name="P1">g. Launch</text:p>
      <text:p text:style-name="P1"/>
      <text:p text:style-name="P1">3.</text:p>
      <text:p text:style-name="P1">a. Futachiba</text:p>
      <text:p text:style-name="P1">b. IBGroup</text:p>
      <text:p text:style-name="P1">c. Futachiba</text:p>
      <text:p text:style-name="P1">d. Digital World</text:p>
      <text:p text:style-name="P1">e. IBGrou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6:13:45.499677178</meta:creation-date>
    <dc:date>2017-09-28T16:57:11.528093736</dc:date>
    <meta:editing-duration>PT28M15S</meta:editing-duration>
    <meta:editing-cycles>1</meta:editing-cycles>
    <meta:document-statistic meta:table-count="0" meta:image-count="0" meta:object-count="0" meta:page-count="1" meta:paragraph-count="33" meta:word-count="88" meta:character-count="516" meta:non-whitespace-character-count="461"/>
    <meta:generator>LibreOffice/4.2.8.2$Linux_X86_64 LibreOffice_project/420m0$Build-2</meta:generator>
  </office:meta>
</office:document-meta>
</file>